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9.2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deo Project Boostrap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ideo Proyecto Base Padrino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ctura y Cuestionario: Integración Continua</text:p>
          </table:table-cell>
          <table:table-cell table:style-name="ce3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ferencia Layers vs Tiers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tributos de Calidad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ner nombre a proyecto, crear proyecto en trello, cargar stories, crear proyecto en github, poner proyecto base</text:p>
          </table:table-cell>
          <table:table-cell table:style-name="ce3"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dactar de forma correcta las 3 stories, condiciones de aceptación, prototipo de pantalla</text:p>
          </table:table-cell>
          <table:table-cell table:style-name="ce3" office:value-type="date" office:date-value="2013-10-29">
            <text:p>2013-10-29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ear correspondientes features de las 3 stories</text:p>
          </table:table-cell>
          <table:table-cell table:style-name="ce3" office:value-type="date" office:date-value="2013-10-30">
            <text:p>2013-10-3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teracion #1</text:p>
          </table:table-cell>
          <table:table-cell table:style-name="ce3" office:value-type="date" office:date-value="2013-11-06">
            <text:p>2013-11-06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teracion #2</text:p>
          </table:table-cell>
          <table:table-cell table:style-name="ce3" office:value-type="date" office:date-value="2013-11-13">
            <text:p>2013-11-13</text:p>
          </table:table-cell>
          <table:table-cell office:value-type="float" office:value="300">
            <text:p>300</text:p>
          </table:table-cell>
          <table:table-cell office:value-type="float" office:value="360">
            <text:p>360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11-13T15:23:02</dc:date>
    <meta:editing-cycles>41</meta:editing-cycles>
    <meta:editing-duration>PT2H58M19S</meta:editing-duration>
    <meta:document-statistic meta:table-count="1" meta:cell-count="155" meta:object-count="0"/>
  </office:meta>
</office:document-meta>
</file>